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1" svg:font-family="StarSymbol" style:font-charset="x-symbol"/>
    <style:font-face style:name="StarSymbol" svg:font-family="StarSymbol"/>
    <style:font-face style:name="Tahoma1" svg:font-family="Tahoma"/>
    <style:font-face style:name="Arial2" svg:font-family="Arial" style:font-family-generic="swiss"/>
    <style:font-face style:name="Helv" svg:font-family="Helv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listeRentes" style:family="table">
      <style:table-properties style:width="17.101cm" table:align="margins" fo:keep-with-next="auto" style:may-break-between-rows="true"/>
    </style:style>
    <style:style style:name="listeRentes.A" style:family="table-column">
      <style:table-column-properties style:column-width="5.101cm" style:rel-column-width="19551*"/>
    </style:style>
    <style:style style:name="listeRentes.B" style:family="table-column">
      <style:table-column-properties style:column-width="8.761cm" style:rel-column-width="33573*"/>
    </style:style>
    <style:style style:name="listeRentes.C" style:family="table-column">
      <style:table-column-properties style:column-width="1.042cm" style:rel-column-width="3998*"/>
    </style:style>
    <style:style style:name="listeRentes.D" style:family="table-column">
      <style:table-column-properties style:column-width="2.196cm" style:rel-column-width="8413*"/>
    </style:style>
    <style:style style:name="listeRentes.1" style:family="table-row">
      <style:table-row-properties style:min-row-height="0.011cm" style:keep-together="false" fo:keep-together="always"/>
    </style:style>
    <style:style style:name="listeRentes.A1" style:family="table-cell">
      <style:table-cell-properties fo:padding="0cm" fo:border="none"/>
    </style:style>
    <style:style style:name="listeRentes.C5" style:family="table-cell">
      <style:table-cell-properties style:border-line-width-bottom="0.002cm 0.035cm 0.002cm" fo:padding="0cm" fo:border-left="none" fo:border-right="none" fo:border-top="0.018cm solid #000000" fo:border-bottom="0.039cm double #000000"/>
    </style:style>
    <style:style style:name="versement" style:family="table">
      <style:table-properties style:width="17.101cm" table:align="margins" fo:keep-with-next="always" style:may-break-between-rows="false"/>
    </style:style>
    <style:style style:name="versement.A" style:family="table-column">
      <style:table-column-properties style:column-width="2.208cm" style:rel-column-width="8466*"/>
    </style:style>
    <style:style style:name="versement.B" style:family="table-column">
      <style:table-column-properties style:column-width="7.267cm" style:rel-column-width="27847*"/>
    </style:style>
    <style:style style:name="versement.C" style:family="table-column">
      <style:table-column-properties style:column-width="7.625cm" style:rel-column-width="29222*"/>
    </style:style>
    <style:style style:name="versement.1" style:family="table-row">
      <style:table-row-properties style:keep-together="false" fo:keep-together="always"/>
    </style:style>
    <style:style style:name="versement.A1" style:family="table-cell">
      <style:table-cell-properties fo:padding="0.097cm" fo:border="none"/>
    </style:style>
    <style:style style:name="titulaire" style:family="table">
      <style:table-properties style:width="17.103cm" fo:margin-left="0cm" fo:margin-right="-0.002cm" table:align="margins"/>
    </style:style>
    <style:style style:name="titulaire.A" style:family="table-column">
      <style:table-column-properties style:column-width="2.203cm" style:rel-column-width="8445*"/>
    </style:style>
    <style:style style:name="titulaire.B" style:family="table-column">
      <style:table-column-properties style:column-width="7.262cm" style:rel-column-width="27830*"/>
    </style:style>
    <style:style style:name="titulaire.C" style:family="table-column">
      <style:table-column-properties style:column-width="7.636cm" style:rel-column-width="29260*"/>
    </style:style>
    <style:style style:name="titulaire.A1" style:family="table-cell">
      <style:table-cell-properties fo:padding="0.097cm" fo:border="none"/>
    </style:style>
    <style:style style:name="baseCalcul" style:family="table">
      <style:table-properties style:width="17.117cm" fo:margin-left="-0.016cm" fo:margin-right="0cm" table:align="margins" fo:keep-with-next="always" style:may-break-between-rows="false"/>
    </style:style>
    <style:style style:name="baseCalcul.A" style:family="table-column">
      <style:table-column-properties style:column-width="13.898cm" style:rel-column-width="53210*"/>
    </style:style>
    <style:style style:name="baseCalcul.B" style:family="table-column">
      <style:table-column-properties style:column-width="1.044cm" style:rel-column-width="4001*"/>
    </style:style>
    <style:style style:name="baseCalcul.C" style:family="table-column">
      <style:table-column-properties style:column-width="2.175cm" style:rel-column-width="8324*"/>
    </style:style>
    <style:style style:name="baseCalcul.1" style:family="table-row">
      <style:table-row-properties style:keep-together="false" fo:keep-together="always"/>
    </style:style>
    <style:style style:name="baseCalcul.A1" style:family="table-cell">
      <style:table-cell-properties fo:padding="0cm" fo:border="none"/>
    </style:style>
    <style:style style:name="decompte" style:family="table">
      <style:table-properties style:width="17.101cm" table:align="margins" fo:keep-with-next="always" style:may-break-between-rows="false"/>
    </style:style>
    <style:style style:name="decompte.A" style:family="table-column">
      <style:table-column-properties style:column-width="8.276cm" style:rel-column-width="31716*"/>
    </style:style>
    <style:style style:name="decompte.B" style:family="table-column">
      <style:table-column-properties style:column-width="2.503cm" style:rel-column-width="9595*"/>
    </style:style>
    <style:style style:name="decompte.C" style:family="table-column">
      <style:table-column-properties style:column-width="0.213cm" style:rel-column-width="816*"/>
    </style:style>
    <style:style style:name="decompte.D" style:family="table-column">
      <style:table-column-properties style:column-width="0.984cm" style:rel-column-width="3774*"/>
    </style:style>
    <style:style style:name="decompte.E" style:family="table-column">
      <style:table-column-properties style:column-width="1.677cm" style:rel-column-width="6426*"/>
    </style:style>
    <style:style style:name="decompte.H" style:family="table-column">
      <style:table-column-properties style:column-width="2.249cm" style:rel-column-width="8618*"/>
    </style:style>
    <style:style style:name="decompte.1" style:family="table-row">
      <style:table-row-properties style:keep-together="false" fo:keep-together="always"/>
    </style:style>
    <style:style style:name="decompte.A1" style:family="table-cell">
      <style:table-cell-properties fo:padding="0cm" fo:border="none"/>
    </style:style>
    <style:style style:name="decompte.G2" style:family="table-cell">
      <style:table-cell-properties fo:padding="0cm" fo:border-left="none" fo:border-right="none" fo:border-top="0.002cm solid #000000" fo:border-bottom="none"/>
    </style:style>
    <style:style style:name="decompte.G5" style:family="table-cell">
      <style:table-cell-properties style:border-line-width-bottom="0.002cm 0.035cm 0.002cm" fo:padding="0cm" fo:border-left="none" fo:border-right="none" fo:border-top="0.002cm solid #000000" fo:border-bottom="0.039cm double #000000"/>
    </style:style>
    <style:style style:name="Table1" style:family="table">
      <style:table-properties style:width="17.101cm" table:align="margins" fo:keep-with-next="always"/>
    </style:style>
    <style:style style:name="Table1.A" style:family="table-column">
      <style:table-column-properties style:column-width="7.054cm" style:rel-column-width="27031*"/>
    </style:style>
    <style:style style:name="Table1.B" style:family="table-column">
      <style:table-column-properties style:column-width="10.047cm" style:rel-column-width="38504*"/>
    </style:style>
    <style:style style:name="Table1.A1" style:family="table-cell">
      <style:table-cell-properties fo:padding="0.097cm" fo:border="none"/>
    </style:style>
    <style:style style:name="annexesCopies" style:family="table">
      <style:table-properties style:width="17.101cm" table:align="margins" fo:keep-with-next="always" style:may-break-between-rows="false"/>
    </style:style>
    <style:style style:name="annexesCopies.A" style:family="table-column">
      <style:table-column-properties style:column-width="1.704cm" style:rel-column-width="6528*"/>
    </style:style>
    <style:style style:name="annexesCopies.B" style:family="table-column">
      <style:table-column-properties style:column-width="0.372cm" style:rel-column-width="1428*"/>
    </style:style>
    <style:style style:name="annexesCopies.C" style:family="table-column">
      <style:table-column-properties style:column-width="15.025cm" style:rel-column-width="57579*"/>
    </style:style>
    <style:style style:name="annexesCopies.1" style:family="table-row">
      <style:table-row-properties style:keep-together="false" fo:keep-together="always"/>
    </style:style>
    <style:style style:name="annexesCopies.A1" style:family="table-cell">
      <style:table-cell-properties fo:padding="0cm" fo:border="none"/>
    </style:style>
    <style:style style:name="P1" style:family="paragraph" style:parent-style-name="Header">
      <style:text-properties style:font-name="Arial Narrow" fo:font-size="10pt" fo:font-weight="bold" style:font-size-asian="10pt" style:font-weight-asian="bold" style:font-size-complex="10pt" style:font-weight-complex="bold"/>
    </style:style>
    <style:style style:name="P2" style:family="paragraph" style:parent-style-name="Header">
      <style:paragraph-properties fo:padding="0cm" fo:border-left="none" fo:border-right="none" fo:border-top="none" fo:border-bottom="0.002cm solid #000000" style:shadow="none"/>
      <style:text-properties style:font-name="Arial Narrow" fo:font-size="10pt" style:font-size-asian="10pt" style:font-size-complex="10pt"/>
    </style:style>
    <style:style style:name="P3" style:family="paragraph" style:parent-style-name="Footer">
      <style:paragraph-properties fo:padding="0cm" fo:border-left="none" fo:border-right="none" fo:border-top="0.002cm solid #000000" fo:border-bottom="none" style:shadow="none"/>
      <style:text-properties style:font-name="Arial Narrow" fo:font-size="10pt" style:font-size-asian="10pt" style:font-size-complex="10pt"/>
    </style:style>
    <style:style style:name="P4" style:family="paragraph" style:parent-style-name="Table_20_Contents">
      <style:paragraph-properties fo:text-align="start" style:justify-single-word="false" fo:keep-together="always" fo:keep-with-next="always"/>
      <style:text-properties fo:color="#000000" style:font-name="Arial Narrow" fo:font-size="11pt" fo:font-style="normal" fo:font-weight="normal" style:font-name-asian="Helv" style:font-size-asian="11pt" style:font-style-asian="normal" style:font-weight-asian="normal" style:font-name-complex="Helv" style:font-size-complex="11pt" style:font-style-complex="normal" style:font-weight-complex="normal"/>
    </style:style>
    <style:style style:name="P5" style:family="paragraph" style:parent-style-name="Table_20_Contents">
      <style:paragraph-properties fo:text-align="end" style:justify-single-word="false" fo:keep-together="always" fo:keep-with-next="always" style:join-border="false"/>
      <style:text-properties fo:color="#000000" style:font-name="Arial Narrow" fo:font-size="11pt" fo:font-weight="normal" style:font-size-asian="11pt" style:font-weight-asian="normal" style:font-size-complex="11pt" style:font-weight-complex="normal"/>
    </style:style>
    <style:style style:name="P6" style:family="paragraph" style:parent-style-name="Table_20_Contents">
      <style:paragraph-properties fo:text-align="end" style:justify-single-word="false" fo:keep-together="always" fo:keep-with-next="always" style:join-border="false"/>
      <style:text-properties fo:color="#000000" style:font-name="Arial Narrow" fo:font-size="11pt" style:font-size-asian="11pt" style:font-size-complex="11pt"/>
    </style:style>
    <style:style style:name="P7" style:family="paragraph" style:parent-style-name="Table_20_Contents">
      <style:paragraph-properties fo:text-align="start" style:justify-single-word="false" fo:keep-together="always" fo:keep-with-next="always"/>
      <style:text-properties style:font-name="Arial Narrow" fo:font-size="11pt" style:font-size-asian="11pt" style:font-size-complex="11pt"/>
    </style:style>
    <style:style style:name="P8" style:family="paragraph" style:parent-style-name="Table_20_Contents">
      <style:paragraph-properties fo:text-align="start" style:justify-single-word="false" fo:keep-together="always" fo:keep-with-next="always" style:join-border="false"/>
      <style:text-properties style:font-name="Arial Narrow" fo:font-size="11pt" style:font-size-asian="11pt" style:font-size-complex="11pt"/>
    </style:style>
    <style:style style:name="P9" style:family="paragraph" style:parent-style-name="Table_20_Contents">
      <style:paragraph-properties fo:text-align="end" style:justify-single-word="false" fo:keep-together="always" fo:keep-with-next="always"/>
      <style:text-properties style:font-name="Arial Narrow" fo:font-size="11pt" style:font-size-asian="11pt" style:font-size-complex="11pt"/>
    </style:style>
    <style:style style:name="P10" style:family="paragraph" style:parent-style-name="Table_20_Contents">
      <style:paragraph-properties fo:text-align="end" style:justify-single-word="false" fo:keep-together="always" fo:keep-with-next="always" style:join-border="false"/>
      <style:text-properties style:font-name="Arial Narrow" fo:font-size="11pt" style:font-size-asian="11pt" style:font-size-complex="11pt"/>
    </style:style>
    <style:style style:name="P11" style:family="paragraph" style:parent-style-name="Table_20_Contents">
      <style:paragraph-properties fo:text-align="justify" style:justify-single-word="false" fo:keep-together="always" fo:keep-with-next="always"/>
      <style:text-properties style:font-name="Arial Narrow" fo:font-size="11pt" style:font-size-asian="11pt" style:font-size-complex="11pt"/>
    </style:style>
    <style:style style:name="P12" style:family="paragraph" style:parent-style-name="Table_20_Contents">
      <style:paragraph-properties fo:text-align="start" style:justify-single-word="false" fo:keep-together="always" fo:keep-with-next="always" style:join-border="false"/>
      <style:text-properties style:font-name="Arial Narrow" fo:font-size="11pt" fo:font-weight="normal" style:font-size-asian="11pt" style:font-weight-asian="normal" style:font-size-complex="11pt" style:font-weight-complex="normal"/>
    </style:style>
    <style:style style:name="P13" style:family="paragraph" style:parent-style-name="Table_20_Contents">
      <style:paragraph-properties fo:text-align="end" style:justify-single-word="false" fo:keep-together="always" fo:keep-with-next="always" style:join-border="false"/>
      <style:text-properties style:font-name="Arial Narrow" fo:font-size="11pt" fo:font-weight="normal" style:font-size-asian="11pt" style:font-weight-asian="normal" style:font-size-complex="11pt" style:font-weight-complex="normal"/>
    </style:style>
    <style:style style:name="P14" style:family="paragraph" style:parent-style-name="Table_20_Contents">
      <style:paragraph-properties fo:text-align="start" style:justify-single-word="false" fo:keep-together="always" fo:keep-with-next="always" style:join-border="false"/>
      <style:text-properties style:font-name="Arial Narrow" fo:font-size="11pt" fo:font-weight="bold" style:font-size-asian="11pt" style:font-weight-asian="bold" style:font-size-complex="11pt" style:font-weight-complex="bold"/>
    </style:style>
    <style:style style:name="P15" style:family="paragraph" style:parent-style-name="Standard">
      <style:paragraph-properties fo:text-align="start" style:justify-single-word="false" fo:keep-together="always" fo:keep-with-next="always"/>
      <style:text-properties style:font-name="Arial Narrow" fo:font-size="11pt" style:font-size-asian="11pt" style:font-size-complex="11pt"/>
    </style:style>
    <style:style style:name="P16" style:family="paragraph" style:parent-style-name="Standard">
      <style:paragraph-properties fo:text-align="end" style:justify-single-word="false" fo:keep-together="always" fo:keep-with-next="always"/>
      <style:text-properties style:font-name="Arial Narrow" fo:font-size="11pt" style:font-size-asian="11pt" style:font-size-complex="11pt"/>
    </style:style>
    <style:style style:name="P17" style:family="paragraph" style:parent-style-name="Standard">
      <style:paragraph-properties fo:text-align="justify" style:justify-single-word="false" fo:keep-together="always" fo:keep-with-next="always" style:join-border="false"/>
      <style:text-properties style:font-name="Arial Narrow" fo:font-size="11pt" style:font-size-asian="11pt" style:font-size-complex="11pt"/>
    </style:style>
    <style:style style:name="P18" style:family="paragraph" style:parent-style-name="Standard">
      <style:paragraph-properties fo:text-align="justify" style:justify-single-word="false" fo:keep-together="always" fo:keep-with-next="always"/>
      <style:text-properties style:font-name="Arial Narrow" fo:font-size="11pt" fo:font-weight="normal" style:font-size-asian="11pt" style:font-weight-asian="normal" style:font-size-complex="11pt" style:font-weight-complex="normal"/>
    </style:style>
    <style:style style:name="P19" style:family="paragraph" style:parent-style-name="Standard">
      <style:paragraph-properties fo:text-align="justify" style:justify-single-word="false" fo:keep-together="always" fo:keep-with-next="always" style:join-border="false"/>
      <style:text-properties style:font-name="Arial Narrow" fo:font-size="11pt" fo:font-weight="normal" style:font-size-asian="11pt" style:font-weight-asian="normal" style:font-size-complex="11pt" style:font-weight-complex="normal"/>
    </style:style>
    <style:style style:name="P20" style:family="paragraph" style:parent-style-name="Standard">
      <style:paragraph-properties fo:text-align="justify" style:justify-single-word="false" fo:keep-together="always" fo:keep-with-next="always" style:join-border="false"/>
      <style:text-properties style:font-name="Arial Narrow" fo:font-size="11pt" fo:font-weight="bold" style:font-size-asian="11pt" style:font-weight-asian="bold" style:font-size-complex="11pt" style:font-weight-complex="bold"/>
    </style:style>
    <style:style style:name="P21" style:family="paragraph" style:parent-style-name="Standard">
      <style:paragraph-properties fo:text-align="center" style:justify-single-word="false" fo:keep-together="always" fo:keep-with-next="always" style:join-border="false">
        <style:tab-stops>
          <style:tab-stop style:position="7.068cm"/>
        </style:tab-stops>
      </style:paragraph-properties>
      <style:text-properties style:font-name="Arial Narrow" fo:font-size="11pt" fo:font-weight="bold" style:font-size-asian="11pt" style:font-weight-asian="bold" style:font-size-complex="11pt" style:font-weight-complex="bold"/>
    </style:style>
    <style:style style:name="P22" style:family="paragraph" style:parent-style-name="Table_20_Contents">
      <style:paragraph-properties fo:text-align="start" style:justify-single-word="false" fo:keep-together="always" style:shadow="none" fo:keep-with-next="always"/>
      <style:text-properties style:font-name="Arial Narrow" fo:font-size="11pt" style:font-size-asian="11pt" style:font-size-complex="11pt"/>
    </style:style>
    <style:style style:name="P23" style:family="paragraph" style:parent-style-name="Table_20_Contents">
      <style:paragraph-properties fo:text-align="end" style:justify-single-word="false" fo:keep-together="always" style:shadow="none" fo:keep-with-next="always"/>
      <style:text-properties style:font-name="Arial Narrow" fo:font-size="11pt" style:font-size-asian="11pt" style:font-size-complex="11pt"/>
    </style:style>
    <style:style style:name="P24" style:family="paragraph" style:parent-style-name="Table_20_Contents">
      <style:paragraph-properties fo:text-align="start" style:justify-single-word="false" fo:keep-together="always" fo:background-color="transparent" style:shadow="none" fo:keep-with-next="always">
        <style:background-image/>
      </style:paragraph-properties>
      <style:text-properties style:font-name="Arial Narrow" fo:font-size="11pt" style:font-size-asian="11pt" style:font-size-complex="11pt"/>
    </style:style>
    <style:style style:name="P25" style:family="paragraph" style:parent-style-name="Standard">
      <style:paragraph-properties fo:text-align="justify" style:justify-single-word="false" fo:keep-together="always" fo:background-color="transparent" style:shadow="none" fo:keep-with-next="always">
        <style:background-image/>
      </style:paragraph-properties>
      <style:text-properties style:font-name="Arial Narrow" fo:font-size="11pt" fo:font-weight="normal" style:font-size-asian="11pt" style:font-weight-asian="normal" style:font-size-complex="11pt" style:font-weight-complex="normal"/>
    </style:style>
    <style:style style:name="P26" style:family="paragraph" style:parent-style-name="Standard">
      <style:paragraph-properties fo:text-align="justify" style:justify-single-word="false" fo:keep-together="always" fo:background-color="transparent" style:shadow="none" fo:keep-with-next="always" style:join-border="false">
        <style:tab-stops>
          <style:tab-stop style:position="8.948cm"/>
        </style:tab-stops>
        <style:background-image/>
      </style:paragraph-properties>
      <style:text-properties style:font-name="Arial Narrow" fo:font-size="11pt" style:font-size-asian="11pt" style:font-size-complex="11pt"/>
    </style:style>
    <style:style style:name="P27" style:family="paragraph" style:parent-style-name="Table_20_Contents">
      <style:paragraph-properties fo:margin-left="0cm" fo:margin-right="0cm" fo:text-align="start" style:justify-single-word="false" fo:keep-together="always" fo:text-indent="0cm" style:auto-text-indent="false" fo:keep-with-next="always" style:join-border="false"/>
      <style:text-properties style:font-name="Arial Narrow" fo:font-size="11pt" fo:font-weight="normal" style:font-size-asian="11pt" style:font-weight-asian="normal" style:font-size-complex="11pt" style:font-weight-complex="normal"/>
    </style:style>
    <style:style style:name="P28" style:family="paragraph" style:parent-style-name="Table_20_Contents">
      <style:paragraph-properties fo:margin-left="0cm" fo:margin-right="0cm" fo:text-align="end" style:justify-single-word="false" fo:keep-together="always" fo:text-indent="0cm" style:auto-text-indent="false" fo:keep-with-next="always" style:join-border="false"/>
      <style:text-properties style:font-name="Arial Narrow" fo:font-size="11pt" fo:font-weight="normal" style:font-size-asian="11pt" style:font-weight-asian="normal" style:font-size-complex="11pt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font-name="Arial Narrow" fo:font-size="11pt" style:font-size-asian="11pt" style:font-size-complex="11pt"/>
    </style:style>
    <style:style style:name="P30" style:family="paragraph" style:parent-style-name="Standard">
      <style:paragraph-properties fo:text-align="justify" style:justify-single-word="false">
        <style:tab-stops>
          <style:tab-stop style:position="16.981cm" style:type="right"/>
        </style:tab-stops>
      </style:paragraph-properties>
      <style:text-properties style:font-name="Arial Narrow" fo:font-size="11pt" style:font-size-asian="11pt" style:font-size-complex="11pt"/>
    </style:style>
    <style:style style:name="P31" style:family="paragraph" style:parent-style-name="Standard">
      <style:paragraph-properties fo:text-align="justify" style:justify-single-word="false" style:join-border="false"/>
      <style:text-properties style:font-name="Arial Narrow" fo:font-size="11pt" style:font-size-asian="11pt" style:font-size-complex="11pt"/>
    </style:style>
    <style:style style:name="P32" style:family="paragraph" style:parent-style-name="Standard">
      <style:paragraph-properties fo:text-align="justify" style:justify-single-word="false">
        <style:tab-stops>
          <style:tab-stop style:position="16.981cm" style:type="right"/>
        </style:tab-stops>
      </style:paragraph-properties>
      <style:text-properties style:font-name="Arial Narrow" fo:font-size="11pt" fo:font-weight="bold" style:font-size-asian="11pt" style:font-weight-asian="bold" style:font-size-complex="11pt" style:font-weight-complex="bold"/>
    </style:style>
    <style:style style:name="P33" style:family="paragraph" style:parent-style-name="Standard">
      <style:paragraph-properties fo:text-align="justify" style:justify-single-word="false"/>
      <style:text-properties style:font-name="Arial Narrow" fo:font-size="11pt" fo:font-weight="normal" style:font-size-asian="11pt" style:font-weight-asian="normal" style:font-size-complex="11pt" style:font-weight-complex="normal"/>
    </style:style>
    <style:style style:name="P34" style:family="paragraph" style:parent-style-name="Standard">
      <style:paragraph-properties fo:text-align="center" style:justify-single-word="false" style:join-border="false">
        <style:tab-stops>
          <style:tab-stop style:position="7.068cm"/>
        </style:tab-stops>
      </style:paragraph-properties>
      <style:text-properties style:font-name="Arial Narrow" fo:font-size="11pt" fo:font-weight="normal" style:font-size-asian="11pt" style:font-weight-asian="normal" style:font-size-complex="11pt" style:font-weight-complex="normal"/>
    </style:style>
    <style:style style:name="P35" style:family="paragraph" style:parent-style-name="Standard">
      <style:paragraph-properties fo:text-align="justify" style:justify-single-word="false"/>
      <style:text-properties fo:color="#000000" style:font-name="Arial Narrow" fo:font-size="11pt" fo:font-weight="normal" style:font-size-asian="11pt" style:font-weight-asian="normal" style:font-size-complex="11pt" style:font-weight-complex="normal"/>
    </style:style>
    <style:style style:name="P36" style:family="paragraph" style:parent-style-name="Standard">
      <style:paragraph-properties fo:text-align="justify" style:justify-single-word="false" fo:keep-with-next="auto" style:join-border="false"/>
      <style:text-properties style:font-name="Arial Narrow" fo:font-size="11pt" fo:font-weight="bold" style:font-size-asian="11pt" style:font-weight-asian="bold" style:font-size-complex="11pt" style:font-weight-complex="bold"/>
    </style:style>
    <style:style style:name="P37" style:family="paragraph" style:parent-style-name="Standard">
      <style:paragraph-properties fo:text-align="justify" style:justify-single-word="false" fo:keep-with-next="auto" style:join-border="false"/>
      <style:text-properties style:font-name="Arial Narrow" fo:font-size="11pt" fo:font-weight="normal" style:font-size-asian="11pt" style:font-weight-asian="normal" style:font-size-complex="11pt" style:font-weight-complex="normal"/>
    </style:style>
    <style:style style:name="P38" style:family="paragraph" style:parent-style-name="Standard" style:master-page-name="">
      <style:paragraph-properties fo:text-align="justify" style:justify-single-word="false" style:page-number="auto" fo:keep-with-next="auto"/>
      <style:text-properties style:font-name="Arial Narrow" fo:font-size="11pt" fo:font-weight="normal" style:font-size-asian="11pt" style:font-weight-asian="normal" style:font-size-complex="11pt" style:font-weight-complex="normal"/>
    </style:style>
    <style:style style:name="P39" style:family="paragraph" style:parent-style-name="Standard" style:master-page-name="">
      <style:paragraph-properties fo:text-align="justify" style:justify-single-word="false" fo:keep-together="auto" style:page-number="auto" fo:keep-with-next="auto"/>
      <style:text-properties fo:color="#ffffff" style:font-name="Arial Narrow" fo:font-size="11pt" fo:font-weight="normal" style:font-size-asian="11pt" style:font-weight-asian="normal" style:font-size-complex="11pt" style:font-weight-complex="normal"/>
    </style:style>
    <style:style style:name="P40" style:family="paragraph" style:parent-style-name="Standard" style:master-page-name="">
      <style:paragraph-properties fo:text-align="justify" style:justify-single-word="false" fo:keep-together="always" style:page-number="auto" fo:keep-with-next="always"/>
      <style:text-properties style:font-name="Arial Narrow" fo:font-size="11pt" fo:font-weight="bold" style:font-size-asian="11pt" style:font-weight-asian="bold" style:font-size-complex="11pt" style:font-weight-complex="bold"/>
    </style:style>
    <style:style style:name="P41" style:family="paragraph" style:parent-style-name="Standard" style:master-page-name="">
      <style:paragraph-properties fo:text-align="justify" style:justify-single-word="false" fo:keep-together="always" style:page-number="auto" fo:keep-with-next="always" style:join-border="false"/>
      <style:text-properties style:font-name="Arial Narrow" fo:font-size="11pt" fo:font-weight="bold" style:font-size-asian="11pt" style:font-weight-asian="bold" style:font-size-complex="11pt" style:font-weight-complex="bold"/>
    </style:style>
    <style:style style:name="P42" style:family="paragraph" style:parent-style-name="Standard" style:master-page-name="">
      <style:paragraph-properties fo:text-align="justify" style:justify-single-word="false" fo:keep-together="always" style:page-number="auto" fo:keep-with-next="always" style:join-border="false"/>
      <style:text-properties style:font-name="Arial Narrow" fo:font-size="11pt" fo:font-weight="normal" style:font-size-asian="11pt" style:font-weight-asian="normal" style:font-size-complex="11pt" style:font-weight-complex="normal"/>
    </style:style>
    <style:style style:name="P43" style:family="paragraph" style:parent-style-name="Standard" style:master-page-name="">
      <style:paragraph-properties fo:text-align="justify" style:justify-single-word="false" fo:keep-together="always" style:page-number="auto" fo:background-color="transparent" style:shadow="none" fo:keep-with-next="always">
        <style:background-image/>
      </style:paragraph-properties>
      <style:text-properties style:font-name="Arial Narrow" fo:font-size="11pt" fo:font-weight="bold" style:font-size-asian="11pt" style:font-weight-asian="bold" style:font-size-complex="11pt" style:font-weight-complex="bold"/>
    </style:style>
    <style:style style:name="P44" style:family="paragraph" style:parent-style-name="Standard" style:master-page-name="">
      <style:paragraph-properties fo:text-align="justify" style:justify-single-word="false" fo:keep-together="auto" style:page-number="auto" fo:background-color="transparent" style:shadow="none" fo:keep-with-next="auto">
        <style:background-image/>
      </style:paragraph-properties>
      <style:text-properties style:font-name="Arial Narrow" fo:font-size="11pt" fo:font-weight="normal" style:font-size-asian="11pt" style:font-weight-asian="normal" style:font-size-complex="11pt" style:font-weight-complex="normal"/>
    </style:style>
    <style:style style:name="P45" style:family="paragraph" style:parent-style-name="Standard" style:master-page-name="">
      <style:paragraph-properties fo:text-align="justify" style:justify-single-word="false" fo:keep-together="auto" style:page-number="auto" fo:background-color="transparent" style:shadow="none" fo:keep-with-next="auto" style:join-border="false">
        <style:background-image/>
      </style:paragraph-properties>
      <style:text-properties style:font-name="Arial Narrow" fo:font-size="11pt" fo:font-weight="bold" style:font-size-asian="11pt" style:font-weight-asian="bold" style:font-size-complex="11pt" style:font-weight-complex="bold"/>
    </style:style>
    <style:style style:name="P46" style:family="paragraph" style:parent-style-name="Standard" style:master-page-name="First_20_Page">
      <style:paragraph-properties fo:text-align="justify" style:justify-single-word="false" style:page-number="auto"/>
      <style:text-properties style:font-name="Arial Narrow" fo:font-size="11pt" fo:font-style="italic" fo:font-weight="bold" style:font-name-asian="Arial2" style:font-size-asian="11pt" style:font-style-asian="italic" style:font-weight-asian="bold" style:font-name-complex="Arial2" style:font-size-complex="11pt" style:font-style-complex="italic" style:font-weight-complex="bold"/>
    </style:style>
    <style:style style:name="P47" style:family="paragraph" style:parent-style-name="Standard" style:list-style-name="L2">
      <style:paragraph-properties fo:text-align="justify" style:justify-single-word="false" fo:keep-with-next="auto" style:join-border="false"/>
      <style:text-properties style:font-name="Arial Narrow" fo:font-size="11pt" fo:font-weight="normal" style:font-size-asian="11pt" style:font-weight-asian="normal" style:font-size-complex="11pt" style:font-weight-complex="normal"/>
    </style:style>
    <style:style style:name="P48" style:family="paragraph" style:parent-style-name="Standard" style:list-style-name="L2" style:master-page-name="">
      <style:paragraph-properties fo:text-align="justify" style:justify-single-word="false" fo:keep-together="always" style:page-number="auto" fo:keep-with-next="auto" style:join-border="false"/>
      <style:text-properties style:font-name="Arial Narrow" fo:font-size="11pt" fo:font-weight="normal" style:font-size-asian="11pt" style:font-weight-asian="normal" style:font-size-complex="11pt" style:font-weight-complex="normal"/>
    </style:style>
    <style:style style:name="P49" style:family="paragraph" style:parent-style-name="Standard" style:list-style-name="L2" style:master-page-name="">
      <style:paragraph-properties fo:text-align="justify" style:justify-single-word="false" fo:keep-together="always" style:page-number="auto" fo:keep-with-next="always" style:join-border="false"/>
      <style:text-properties style:font-name="Arial Narrow" fo:font-size="11pt" fo:font-weight="normal" style:font-size-asian="11pt" style:font-weight-asian="normal" style:font-size-complex="11pt" style:font-weight-complex="normal"/>
    </style:style>
    <style:style style:name="P50" style:family="paragraph" style:parent-style-name="Standard" style:master-page-name="">
      <style:paragraph-properties fo:text-align="justify" style:justify-single-word="false" fo:keep-together="always" style:page-number="auto" fo:keep-with-next="always" style:join-border="false"/>
      <style:text-properties style:font-name="Arial Narrow" fo:font-size="11pt" fo:font-weight="normal" style:font-size-asian="11pt" style:font-weight-asian="normal" style:font-size-complex="11pt" style:font-weight-complex="normal"/>
    </style:style>
    <style:style style:name="P51" style:family="paragraph" style:parent-style-name="Table_20_Contents" style:list-style-name="L1">
      <style:paragraph-properties fo:text-align="start" style:justify-single-word="false" fo:keep-together="always" fo:keep-with-next="always"/>
      <style:text-properties style:font-name="Arial Narrow" fo:font-size="11pt" style:font-size-asian="11pt" style:font-size-complex="11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color="#000000" fo:font-style="normal" fo:font-weight="normal" style:font-name-asian="Arial2" style:font-style-asian="normal" style:font-weight-asian="normal" style:font-name-complex="Arial2" style:font-style-complex="normal" style:font-weight-complex="normal"/>
    </style:style>
    <style:style style:name="T6" style:family="text">
      <style:text-properties fo:color="#000000" fo:font-style="normal" fo:font-weight="normal" style:font-name-asian="Helv" style:font-style-asian="normal" style:font-weight-asian="normal" style:font-name-complex="Helv" style:font-style-complex="normal" style:font-weight-complex="normal"/>
    </style:style>
    <style:style style:name="T7" style:family="text">
      <style:text-properties fo:color="#000000" fo:font-style="normal" style:font-name-asian="Arial2" style:font-style-asian="normal" style:font-name-complex="Arial2" style:font-style-complex="normal"/>
    </style:style>
    <style:style style:name="T8" style:family="text">
      <style:text-properties fo:color="#000000" fo:font-style="normal" style:font-name-asian="Helv" style:font-style-asian="normal" style:font-name-complex="Helv" style:font-style-complex="normal"/>
    </style:style>
    <style:style style:name="T9" style:family="text">
      <style:text-properties style:font-name-asian="Arial2" style:font-name-complex="Arial2"/>
    </style:style>
    <style:style style:name="T10" style:family="text">
      <style:text-properties style:text-position="super 58%"/>
    </style:style>
    <text:list-style style:name="L1">
      <text:list-level-style-bullet text:level="1" text:style-name="Bullet_20_Symbols" text:bullet-char="-">
        <style:list-level-properties text:space-before="0.2cm" text:min-label-width="0.4cm"/>
        <style:text-properties style:font-name="Arial1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text:bullet-char="-">
        <style:list-level-properties text:space-before="0.499cm" text:min-label-width="0.3cm"/>
        <style:text-properties style:font-name="Arial1"/>
      </text:list-level-style-bullet>
      <text:list-level-style-bullet text:level="2" text:style-name="Bullet_20_Symbols" text:bullet-char="•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text:bullet-char="•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text:bullet-char="•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text:bullet-char="•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text:bullet-char="•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text:bullet-char="•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text:bullet-char="•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text:bullet-char="•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text:bullet-char="•">
        <style:list-level-properties text:space-before="6.35cm" text:min-label-width="0.635cm"/>
        <style:text-properties style:font-name="StarSymbol1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6">%#include enTetesDecisionRente#%</text:p>
      <text:p text:style-name="P29"/>
      <text:p text:style-name="P30">%=TEXTE_NSS=% %=nssTiersBeneficiaire=%<text:tab/></text:p>
      <text:p text:style-name="P29"/>
      <text:p text:style-name="P29"/>
      <text:p text:style-name="P32">%=DECISION_DU=% %=dateImpression=%<text:tab/></text:p>
      <text:p text:style-name="P33">%=TEXTE_ANNULE_REMPLACE=%</text:p>
      <text:p text:style-name="P33"/>
      <text:p text:style-name="P35">%=titreTiers=%</text:p>
      <text:p text:style-name="P33"/>
      <table:table table:name="listeRentes" table:style-name="listeRentes">
        <table:table-column table:style-name="listeRentes.A"/>
        <table:table-column table:style-name="listeRentes.B"/>
        <table:table-column table:style-name="listeRentes.C"/>
        <table:table-column table:style-name="listeRentes.D"/>
        <table:table-row table:style-name="listeRentes.1">
          <table:table-cell table:style-name="listeRentes.A1" office:value-type="string">
            <text:p text:style-name="P22"><text:span text:style-name="T2">%{HEADER_ROWS:0}%</text:span>%{enTeteRA}%#4#%=texteDebutRentes=%</text:p>
          </table:table-cell>
          <table:table-cell table:style-name="listeRentes.A1" office:value-type="string">
            <text:p text:style-name="P22"/>
          </table:table-cell>
          <table:table-cell table:style-name="listeRentes.A1" office:value-type="string">
            <text:p text:style-name="P15"/>
          </table:table-cell>
          <table:table-cell table:style-name="listeRentes.A1" office:value-type="string">
            <text:p text:style-name="P16"/>
          </table:table-cell>
        </table:table-row>
        <table:table-row table:style-name="listeRentes.1">
          <table:table-cell table:style-name="listeRentes.A1" office:value-type="string">
            <text:p text:style-name="P22">%{ligneRemarque}%#4#%=valeurRemarque=%</text:p>
          </table:table-cell>
          <table:table-cell table:style-name="listeRentes.A1" office:value-type="string">
            <text:p text:style-name="P22"/>
          </table:table-cell>
          <table:table-cell table:style-name="listeRentes.A1" office:value-type="string">
            <text:p text:style-name="P15"/>
          </table:table-cell>
          <table:table-cell table:style-name="listeRentes.A1" office:value-type="string">
            <text:p text:style-name="P16"/>
          </table:table-cell>
        </table:table-row>
        <table:table-row table:style-name="listeRentes.1">
          <table:table-cell table:style-name="listeRentes.A1" office:value-type="string">
            <text:p text:style-name="P22">%{ligneDonnees}%%=nssAssure=%</text:p>
          </table:table-cell>
          <table:table-cell table:style-name="listeRentes.A1" office:value-type="string">
            <text:p text:style-name="P22">%{ligneDonnees}%%=detailAssure=%</text:p>
          </table:table-cell>
          <table:table-cell table:style-name="listeRentes.A1" office:value-type="string">
            <text:p text:style-name="P15"/>
          </table:table-cell>
          <table:table-cell table:style-name="listeRentes.A1" office:value-type="string">
            <text:p text:style-name="P16"/>
          </table:table-cell>
        </table:table-row>
        <table:table-row table:style-name="listeRentes.1">
          <table:table-cell table:style-name="listeRentes.A1" office:value-type="string">
            <text:p text:style-name="P22">%{ligneGenreRente}%%=dateNaissance=%</text:p>
          </table:table-cell>
          <table:table-cell table:style-name="listeRentes.A1" office:value-type="string">
            <text:p text:style-name="P22">%{ligneGenreRente}%%=genreRente=%</text:p>
          </table:table-cell>
          <table:table-cell table:style-name="listeRentes.A1" office:value-type="string">
            <text:p text:style-name="P22">%=CHF=%</text:p>
          </table:table-cell>
          <table:table-cell table:style-name="listeRentes.A1" office:value-type="string">
            <text:p text:style-name="P23">%{ligneGenreRente}%%=montantLigne=%</text:p>
          </table:table-cell>
        </table:table-row>
        <table:table-row table:style-name="listeRentes.1">
          <table:table-cell table:style-name="listeRentes.A1" office:value-type="string">
            <text:p text:style-name="P22">%{ligneTotal}%%=VIDE=%</text:p>
          </table:table-cell>
          <table:table-cell table:style-name="listeRentes.A1" office:value-type="string">
            <text:p text:style-name="P22">%{ligneTotal}%%=TEXTE_TOTAL=%</text:p>
          </table:table-cell>
          <table:table-cell table:style-name="listeRentes.C5" office:value-type="string">
            <text:p text:style-name="P22">%=CHF=%</text:p>
          </table:table-cell>
          <table:table-cell table:style-name="listeRentes.C5" office:value-type="string">
            <text:p text:style-name="P23">%{ligneTotal}%%=montantTotal=%</text:p>
          </table:table-cell>
        </table:table-row>
      </table:table>
      <text:p text:style-name="P38"/>
      <text:p text:style-name="P43">%=remLineWhenBlank(TITRE_VERSEMENT, 1)=%</text:p>
      <text:p text:style-name="P25"/>
      <text:p text:style-name="P25">%=remLineWhenBlank(TEXTE_VERSEMENT, 1)=%</text:p>
      <text:p text:style-name="P25"/>
      <table:table table:name="versement" table:style-name="versement">
        <table:table-column table:style-name="versement.A"/>
        <table:table-column table:style-name="versement.B"/>
        <table:table-column table:style-name="versement.C"/>
        <table:table-row table:style-name="versement.1">
          <table:table-cell table:style-name="versement.A1" office:value-type="string">
            <text:p text:style-name="P24"><text:span text:style-name="T2">%{HEADER_ROWS:0}%</text:span><text:span text:style-name="T5">%{RM_IF_NO_DATA:true}</text:span><text:span text:style-name="T6">%</text:span>%{par}%%=TEXTE_PAR=%</text:p>
          </table:table-cell>
          <table:table-cell table:style-name="versement.A1" office:value-type="string">
            <text:p text:style-name="P24">%{par}%%=caisseAdr=%</text:p>
          </table:table-cell>
          <table:table-cell table:style-name="versement.A1" office:value-type="string">
            <text:p text:style-name="P24"/>
            <text:p text:style-name="P24"/>
          </table:table-cell>
        </table:table-row>
        <table:table-row table:style-name="versement.1">
          <table:table-cell table:style-name="versement.A1" office:value-type="string">
            <text:p text:style-name="P24">%{a}%%=TEXTE_A=%</text:p>
          </table:table-cell>
          <table:table-cell table:style-name="versement.A1" office:value-type="string">
            <text:p text:style-name="P24">%{a}%%=nomBanque=%</text:p>
          </table:table-cell>
          <table:table-cell table:style-name="versement.A1" office:value-type="string">
            <text:p text:style-name="P24">%{a}%%=noCompte=%</text:p>
          </table:table-cell>
        </table:table-row>
      </table:table>
      <table:table table:name="titulaire" table:style-name="titulaire">
        <table:table-column table:style-name="titulaire.A"/>
        <table:table-column table:style-name="titulaire.B"/>
        <table:table-column table:style-name="titulaire.C"/>
        <table:table-row>
          <table:table-cell table:style-name="titulaire.A1" office:value-type="string">
            <text:p text:style-name="P4">%{HEADER_ROWS:0}%<text:span text:style-name="T9">%{RM_IF_NO_DATA:true}</text:span>%%{tit}%</text:p>
          </table:table-cell>
          <table:table-cell table:style-name="titulaire.A1" office:value-type="string">
            <text:p text:style-name="P24"><text:span text:style-name="T6">%{tit}%</text:span><text:span text:style-name="T1">%=</text:span>TEXTE_TITULAIRE=%</text:p>
          </table:table-cell>
          <table:table-cell table:style-name="titulaire.A1" office:value-type="string">
            <text:p text:style-name="P24"><text:span text:style-name="T6">%{tit}%</text:span>%=valeurTitulaire=%</text:p>
          </table:table-cell>
        </table:table-row>
      </table:table>
      <text:p text:style-name="P39">%=remLineWhenBlank(isTitulaire)=%</text:p>
      <text:p text:style-name="P40">%=remLineWhenBlank(TITRE_BASE_CALCUL, 1)=%</text:p>
      <text:p text:style-name="P18"/>
      <table:table table:name="baseCalcul" table:style-name="baseCalcul">
        <table:table-column table:style-name="baseCalcul.A"/>
        <table:table-column table:style-name="baseCalcul.B"/>
        <table:table-column table:style-name="baseCalcul.C"/>
        <table:table-row table:style-name="baseCalcul.1">
          <table:table-cell table:style-name="baseCalcul.A1" office:value-type="string">
            <text:list xml:id="list31259683" text:style-name="L1">
              <text:list-item>
                <text:p text:style-name="P51"><text:span text:style-name="T2">%{HEADER_ROWS:0}%</text:span><text:span text:style-name="T5">%{RM_IF_NO_DATA:true,1}</text:span><text:span text:style-name="T6">%</text:span>%{bc}%%=baseCalculLigne=%</text:p>
              </text:list-item>
            </text:list>
          </table:table-cell>
          <table:table-cell table:style-name="baseCalcul.A1" office:value-type="string">
            <text:p text:style-name="P7">%=CHF=%</text:p>
          </table:table-cell>
          <table:table-cell table:style-name="baseCalcul.A1" office:value-type="string">
            <text:p text:style-name="P9">%=montantValeur=%</text:p>
          </table:table-cell>
        </table:table-row>
      </table:table>
      <text:p text:style-name="P44"/>
      <text:p text:style-name="P41"><text:soft-page-break/>%=remLineWhenBlank(TITRE_DECOMPTE, 1)=%</text:p>
      <text:p text:style-name="P19"/>
      <table:table table:name="decompte" table:style-name="decompte">
        <table:table-column table:style-name="decompte.A"/>
        <table:table-column table:style-name="decompte.B"/>
        <table:table-column table:style-name="decompte.C"/>
        <table:table-column table:style-name="decompte.D"/>
        <table:table-column table:style-name="decompte.E"/>
        <table:table-column table:style-name="decompte.C"/>
        <table:table-column table:style-name="decompte.D"/>
        <table:table-column table:style-name="decompte.H"/>
        <table:table-row table:style-name="decompte.1">
          <table:table-cell table:style-name="decompte.A1" office:value-type="string">
            <text:p text:style-name="P12"><text:span text:style-name="T3">%{HEADER_ROWS:0}%</text:span><text:span text:style-name="T7">%{RM_IF_NO_DATA:true,1}</text:span><text:span text:style-name="T8">%</text:span>%{lignePeriode}%%=detailPeriode=%</text:p>
          </table:table-cell>
          <table:table-cell table:style-name="decompte.A1" office:value-type="string">
            <text:p text:style-name="P5">%{lignePeriode}%%=nbMois=%</text:p>
          </table:table-cell>
          <table:table-cell table:style-name="decompte.A1" office:value-type="string">
            <text:p text:style-name="P27"/>
          </table:table-cell>
          <table:table-cell table:style-name="decompte.A1" office:value-type="string">
            <text:p text:style-name="P13">%{lignePeriode}%%=CHF=%</text:p>
          </table:table-cell>
          <table:table-cell table:style-name="decompte.A1" office:value-type="string">
            <text:p text:style-name="P28">%{lignePeriode}%%=montantMensuel=%</text:p>
          </table:table-cell>
          <table:table-cell table:style-name="decompte.A1" office:value-type="string">
            <text:p text:style-name="P13"/>
          </table:table-cell>
          <table:table-cell table:style-name="decompte.A1" office:value-type="string">
            <text:p text:style-name="P13">%=CHF=%</text:p>
          </table:table-cell>
          <table:table-cell table:style-name="decompte.A1" office:value-type="string">
            <text:p text:style-name="P13">%{lignePeriode}%%=montantPeriode=%</text:p>
          </table:table-cell>
        </table:table-row>
        <table:table-row table:style-name="decompte.1">
          <table:table-cell table:style-name="decompte.A1" office:value-type="string">
            <text:p text:style-name="P8">%{lignePreTotal}%#2#%=TEXTE_TOTAL=%</text:p>
          </table:table-cell>
          <table:table-cell table:style-name="decompte.A1" office:value-type="string">
            <text:p text:style-name="P8"/>
          </table:table-cell>
          <table:table-cell table:style-name="decompte.A1" office:value-type="string">
            <text:p text:style-name="P8"/>
          </table:table-cell>
          <table:table-cell table:style-name="decompte.A1" office:value-type="string">
            <text:p text:style-name="P10"/>
          </table:table-cell>
          <table:table-cell table:style-name="decompte.A1" office:value-type="string">
            <text:p text:style-name="P8"/>
          </table:table-cell>
          <table:table-cell table:style-name="decompte.A1" office:value-type="string">
            <text:p text:style-name="P8"/>
          </table:table-cell>
          <table:table-cell table:style-name="decompte.G2" office:value-type="string">
            <text:p text:style-name="P10">%=CHF=%</text:p>
          </table:table-cell>
          <table:table-cell table:style-name="decompte.G2" office:value-type="string">
            <text:p text:style-name="P10">%{lignePreTotal}%%=montantPreTotal=%</text:p>
          </table:table-cell>
        </table:table-row>
        <table:table-row table:style-name="decompte.1">
          <table:table-cell table:style-name="decompte.A1" office:value-type="string">
            <text:p text:style-name="P8">%{ligneVide}%#4#%=VIDE=%</text:p>
          </table:table-cell>
          <table:table-cell table:style-name="decompte.A1" office:value-type="string">
            <text:p text:style-name="P8"/>
          </table:table-cell>
          <table:table-cell table:style-name="decompte.A1" office:value-type="string">
            <text:p text:style-name="P8"/>
          </table:table-cell>
          <table:table-cell table:style-name="decompte.A1" office:value-type="string">
            <text:p text:style-name="P10"/>
          </table:table-cell>
          <table:table-cell table:style-name="decompte.A1" office:value-type="string">
            <text:p text:style-name="P8"/>
          </table:table-cell>
          <table:table-cell table:style-name="decompte.A1" office:value-type="string">
            <text:p text:style-name="P8"/>
          </table:table-cell>
          <table:table-cell table:style-name="decompte.A1" office:value-type="string">
            <text:p text:style-name="P10"/>
          </table:table-cell>
          <table:table-cell table:style-name="decompte.A1" office:value-type="string">
            <text:p text:style-name="P10"/>
          </table:table-cell>
        </table:table-row>
        <table:table-row table:style-name="decompte.1">
          <table:table-cell table:style-name="decompte.A1" office:value-type="string">
            <text:p text:style-name="P8">%{ligneSupp}%#2#%=detailDiminution=%</text:p>
          </table:table-cell>
          <table:table-cell table:style-name="decompte.A1" office:value-type="string">
            <text:p text:style-name="P8"/>
          </table:table-cell>
          <table:table-cell table:style-name="decompte.A1" office:value-type="string">
            <text:p text:style-name="P8"/>
          </table:table-cell>
          <table:table-cell table:style-name="decompte.A1" office:value-type="string">
            <text:p text:style-name="P10"/>
          </table:table-cell>
          <table:table-cell table:style-name="decompte.A1" office:value-type="string">
            <text:p text:style-name="P8"/>
          </table:table-cell>
          <table:table-cell table:style-name="decompte.A1" office:value-type="string">
            <text:p text:style-name="P8"/>
          </table:table-cell>
          <table:table-cell table:style-name="decompte.A1" office:value-type="string">
            <text:p text:style-name="P10">%=CHF=%</text:p>
          </table:table-cell>
          <table:table-cell table:style-name="decompte.A1" office:value-type="string">
            <text:p text:style-name="P10">%{ligneSupp}%%=montantDiminution=%</text:p>
          </table:table-cell>
        </table:table-row>
        <table:table-row table:style-name="decompte.1">
          <table:table-cell table:style-name="decompte.A1" office:value-type="string">
            <text:p text:style-name="P14"><text:span text:style-name="T1">%{ligneTotalFinal}%#2#</text:span>%=TEXTE_TOT_FINAL=%</text:p>
          </table:table-cell>
          <table:table-cell table:style-name="decompte.A1" office:value-type="string">
            <text:p text:style-name="P8"/>
          </table:table-cell>
          <table:table-cell table:style-name="decompte.A1" office:value-type="string">
            <text:p text:style-name="P8"/>
          </table:table-cell>
          <table:table-cell table:style-name="decompte.A1" office:value-type="string">
            <text:p text:style-name="P10"/>
          </table:table-cell>
          <table:table-cell table:style-name="decompte.A1" office:value-type="string">
            <text:p text:style-name="P8"/>
          </table:table-cell>
          <table:table-cell table:style-name="decompte.A1" office:value-type="string">
            <text:p text:style-name="P8"/>
          </table:table-cell>
          <table:table-cell table:style-name="decompte.G5" office:value-type="string">
            <text:p text:style-name="P10">%=CHF=%</text:p>
          </table:table-cell>
          <table:table-cell table:style-name="decompte.G5" office:value-type="string">
            <text:p text:style-name="P6">%{ligneTotalFinal}%%=montantTotalFinal=%</text:p>
          </table:table-cell>
        </table:table-row>
      </table:table>
      <text:p text:style-name="P45"/>
      <text:p text:style-name="P41">%=remLineWhenBlank(TITRE_REMARQUE,1)=%</text:p>
      <text:p text:style-name="P41"/>
      <text:p text:style-name="P42">%=remLineWhenBlank(TEXTE_REMARQUE_1,1)=%%=EMPTY=%<text:span text:style-name="T10">%=TEXTE_REMARQUE_4_INDICE=%</text:span> %=TEXTE_REMARQUE_3=%<text:span text:style-name="T10">%=TEXTE_REMARQUE_4_INDICE=%</text:span> %=TEXTE_REMARQUE_5=%</text:p>
      <text:p text:style-name="P41"/>
      <text:p text:style-name="P42">%=remLineWhenBlank(TEXTE_REMARQUE,1)=%</text:p>
      <text:p text:style-name="P36"/>
      <text:p text:style-name="P41">%=remLineWhenBlank(TITRE_INFORMATION,1)=%</text:p>
      <text:p text:style-name="P20"/>
      <text:p text:style-name="P19">%=remLineWhenBlank(TEXTE_INFORMATION,1)=%</text:p>
      <text:p text:style-name="P37"/>
      <text:p text:style-name="P41">%=remLineWhenBlank(TITRE_OBLIGATION_PAYER_COTISATIONS,1)=%</text:p>
      <text:p text:style-name="P20"/>
      <text:p text:style-name="P19">%=remLineWhenBlank(TEXTE_OBLIGATION_PAYER_COTISATIONS,1)=%</text:p>
      <text:p text:style-name="P37"/>
      <text:p text:style-name="P41">%=remLineWhenBlank(TITRE_MOYENS_DROIT,1)=%</text:p>
      <text:p text:style-name="P20"/>
      <text:p text:style-name="P19">%=remLineWhenBlank(TEXTE_MOYENS_DROIT,1)=%</text:p>
      <text:p text:style-name="P36"/>
      <text:p text:style-name="P41">%=remLineWhenBlank(TITRE_OBLIGATION_RENSEIGNER,1)=%</text:p>
      <text:p text:style-name="P19"/>
      <text:p text:style-name="P19">%=remLineWhenBlank(TEXTE_DEBUT_OBLIGATION_RENSEIGNER,1)=%</text:p>
      <text:p text:style-name="P37"/>
      <text:list xml:id="list31265864" text:style-name="L2">
        <text:list-item>
          <text:p text:style-name="P47">%=remLineWhenBlank(OBLIGATION_PAYER_1)=%</text:p>
        </text:list-item>
        <text:list-item>
          <text:p text:style-name="P47">%=remLineWhenBlank(OBLIGATION_PAYER_2)=%</text:p>
        </text:list-item>
        <text:list-item>
          <text:p text:style-name="P47">%=remLineWhenBlank(OBLIGATION_PAYER_3)=%</text:p>
        </text:list-item>
        <text:list-item>
          <text:p text:style-name="P47">%=remLineWhenBlank(OBLIGATION_PAYER_4)=%</text:p>
        </text:list-item>
        <text:list-item>
          <text:p text:style-name="P47">%=remLineWhenBlank(OBLIGATION_PAYER_5)=%</text:p>
        </text:list-item>
        <text:list-item>
          <text:p text:style-name="P48">%=remLineWhenBlank(OBLIGATION_PAYER_6)=%</text:p>
        </text:list-item>
        <text:list-item>
          <text:p text:style-name="P49">%=remLineWhenBlank(OBLIGATION_PAYER_7,1)=%</text:p>
        </text:list-item>
      </text:list>
      <text:p text:style-name="P19"/>
      <text:p text:style-name="P42">%=TEXTE_SALUTATIONS=%</text:p>
      <text:p text:style-name="P4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21">%=TEXTE_SIGNATURE=%</text:p>
            <text:p text:style-name="P34">%=remLineWhenBlank(AVIS_VAL_SANS_SIGN)=%</text:p>
          </table:table-cell>
        </table:table-row>
      </table:table>
      <text:p text:style-name="P17">%=pushToEnd()=%</text:p>
      <text:p text:style-name="P31"/>
      <table:table table:name="annexesCopies" table:style-name="annexesCopies">
        <table:table-column table:style-name="annexesCopies.A"/>
        <table:table-column table:style-name="annexesCopies.B"/>
        <table:table-column table:style-name="annexesCopies.C"/>
        <text:soft-page-break/>
        <table:table-row table:style-name="annexesCopies.1">
          <table:table-cell table:style-name="annexesCopies.A1" office:value-type="string">
            <text:p text:style-name="P8"><text:span text:style-name="T2">%{HEADER_ROWS:0}%</text:span><text:span text:style-name="T4">%=TITRE_ANNEXE_COPIE=%</text:span></text:p>
          </table:table-cell>
          <table:table-cell table:style-name="annexesCopies.A1" office:value-type="string">
            <text:p text:style-name="P8">:</text:p>
          </table:table-cell>
          <table:table-cell table:style-name="annexesCopies.A1" office:value-type="string">
            <text:p text:style-name="P8">%=VALEUR_ANNEXE_COPIE=%</text:p>
          </table:table-cell>
        </table:table-row>
      </table:table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1" svg:font-family="StarSymbol" style:font-charset="x-symbol"/>
    <style:font-face style:name="StarSymbol" svg:font-family="StarSymbol"/>
    <style:font-face style:name="Tahoma1" svg:font-family="Tahoma"/>
    <style:font-face style:name="Arial2" svg:font-family="Arial" style:font-family-generic="swiss"/>
    <style:font-face style:name="Helv" svg:font-family="Helv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style:page-number="auto" fo:background-color="transparent" style:shadow="none" text:number-lines="false" text:line-number="0">
        <style:tab-stops/>
        <style:background-image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pied_20_de_20_première_20_page" style:display-name="pied de première page" style:family="paragraph" style:parent-style-name="Footer" style:class="extra">
      <style:paragraph-properties fo:padding="0cm" fo:border="none" style:shadow="none">
        <style:tab-stops>
          <style:tab-stop style:position="3.078cm"/>
          <style:tab-stop style:position="8.498cm" style:type="center"/>
          <style:tab-stop style:position="16.999cm" style:type="right"/>
        </style:tab-stops>
      </style:paragraph-properties>
      <style:text-properties style:font-name="Arial" fo:font-size="10pt" style:font-size-asian="10pt" style:font-size-complex="10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RTF_5f_Num_20_2" style:display-name="RTF_Num 2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Arial Narrow" fo:font-size="10pt" fo:font-weight="bold" style:font-size-asian="10pt" style:font-weight-asian="bold" style:font-size-complex="10pt" style:font-weight-complex="bold"/>
    </style:style>
    <style:style style:name="MP2" style:family="paragraph" style:parent-style-name="Header">
      <style:paragraph-properties fo:padding="0cm" fo:border-left="none" fo:border-right="none" fo:border-top="none" fo:border-bottom="0.002cm solid #000000" style:shadow="none"/>
      <style:text-properties style:font-name="Arial Narrow" fo:font-size="10pt" style:font-size-asian="10pt" style:font-size-complex="10pt"/>
    </style:style>
    <style:style style:name="MP3" style:family="paragraph" style:parent-style-name="Footer">
      <style:paragraph-properties fo:padding="0cm" fo:border-left="none" fo:border-right="none" fo:border-top="0.002cm solid #000000" fo:border-bottom="none" style:shadow="none"/>
      <style:text-properties style:font-name="Arial Narrow" fo:font-size="10pt" style:font-size-asian="10pt" style:font-size-complex="10pt"/>
    </style:style>
    <style:style style:name="MT1" style:family="text">
      <style:text-properties fo:font-weight="normal" style:font-weight-asian="normal" style:font-weight-complex="normal"/>
    </style:style>
    <style:page-layout style:name="Mpm1">
      <style:page-layout-properties fo:page-width="21.001cm" fo:page-height="29.7cm" style:num-format="1" style:print-orientation="portrait" fo:margin-top="0.3cm" fo:margin-bottom="0.499cm" fo:margin-left="2cm" fo:margin-right="1.9cm" style:shadow="none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0.3cm" fo:margin-bottom="0.499cm" fo:margin-left="2cm" fo:margin-right="1.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0.58cm" fo:margin-left="0cm" fo:margin-right="0cm" fo:margin-top="0.101cm" style:dynamic-spacing="false"/>
      </style:footer-style>
    </style:page-layout>
  </office:automatic-styles>
  <office:master-styles>
    <style:master-page style:name="Standard" style:page-layout-name="Mpm1">
      <style:header>
        <text:p text:style-name="MP1"><text:line-break/>%=enTeteDesDeuxiemePage=%<text:tab/><text:span text:style-name="MT1"><text:tab/>%=enTetePageNb=% </text:span><text:span text:style-name="MT1"><text:page-number text:select-page="current">3</text:page-number></text:span></text:p>
        <text:p text:style-name="MP2">%=detailAssureEnTete=%</text:p>
      </style:header>
    </style:master-page>
    <style:master-page style:name="First_20_Page" style:display-name="First Page" style:page-layout-name="Mpm2" style:next-style-name="Standard">
      <style:footer>
        <text:p text:style-name="MP3">%=piedPremierePage1=% %=docPageCountPlus(COUNT_ADD)=% %=piedPremierePage2=%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08-09-17T13:32:35</meta:creation-date>
    <dc:date>2015-09-03T11:11:04.84</dc:date>
    <meta:printed-by>Hervé Périat</meta:printed-by>
    <meta:print-date>2008-10-01T15:11:18</meta:print-date>
    <dc:language>en-US</dc:language>
    <meta:editing-cycles>240</meta:editing-cycles>
    <meta:editing-duration>P1DT3H24M28S</meta:editing-duration>
    <meta:document-statistic meta:table-count="7" meta:image-count="0" meta:object-count="0" meta:page-count="3" meta:paragraph-count="77" meta:word-count="98" meta:character-count="2674"/>
    <meta:user-defined meta:name="Info 1"/>
    <meta:user-defined meta:name="Info 2"/>
    <meta:user-defined meta:name="Info 3"/>
    <meta:user-defined meta:name="Info 4"/>
  </office:meta>
</office:document-meta>
</file>